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d4ad7"/>
    </style:style>
    <style:style style:name="P2" style:family="paragraph" style:parent-style-name="Standard">
      <style:paragraph-properties fo:text-align="center" style:justify-single-word="false"/>
      <style:text-properties fo:font-size="14pt" fo:font-weight="bold" officeooo:rsid="001d77c2" officeooo:paragraph-rsid="001d77c2"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bcc73" officeooo:paragraph-rsid="001bcc73" style:font-size-asian="14pt" style:font-weight-asian="bold" style:font-size-complex="14pt" style:font-weight-complex="bold"/>
    </style:style>
    <style:style style:name="P4" style:family="paragraph" style:parent-style-name="Standard">
      <style:text-properties fo:font-size="14pt" fo:font-weight="bold" officeooo:rsid="001bcc73" officeooo:paragraph-rsid="001bcc73" style:font-size-asian="14pt" style:font-weight-asian="bold" style:font-size-complex="14pt" style:font-weight-complex="bold"/>
    </style:style>
    <style:style style:name="P5" style:family="paragraph" style:parent-style-name="Standard">
      <style:text-properties fo:font-size="14pt" officeooo:rsid="001bcc73" officeooo:paragraph-rsid="001bcc73" style:font-size-asian="14pt" style:font-size-complex="14pt"/>
    </style:style>
    <style:style style:name="P6" style:family="paragraph" style:parent-style-name="Standard">
      <style:text-properties fo:font-size="14pt" officeooo:rsid="001bcc73" officeooo:paragraph-rsid="001db616" style:font-size-asian="14pt" style:font-size-complex="14pt"/>
    </style:style>
    <style:style style:name="P7" style:family="paragraph" style:parent-style-name="Standard">
      <style:paragraph-properties fo:text-align="start" style:justify-single-word="false"/>
      <style:text-properties fo:font-size="14pt" fo:font-weight="normal" officeooo:rsid="001bcc73" officeooo:paragraph-rsid="001bcc73"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bcc73" officeooo:paragraph-rsid="001d4ad7"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d4ad7" officeooo:paragraph-rsid="001d4ad7"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d77c2" officeooo:paragraph-rsid="001d77c2"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d77c2" officeooo:paragraph-rsid="001f7df9"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d4ad7" officeooo:paragraph-rsid="001d4ad7" fo:background-color="#ffff00"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fo:font-size="22pt" fo:font-weight="bold" officeooo:rsid="001d77c2" officeooo:paragraph-rsid="001d77c2" style:font-size-asian="22pt" style:font-weight-asian="bold" style:font-size-complex="22pt" style:font-weight-complex="bold"/>
    </style:style>
    <style:style style:name="P14" style:family="paragraph" style:parent-style-name="Standard">
      <style:text-properties fo:color="#66cc00" fo:font-size="14pt" officeooo:rsid="001bcc73" officeooo:paragraph-rsid="001bcc73" style:font-size-asian="14pt" style:font-size-complex="14pt"/>
    </style:style>
    <style:style style:name="P15" style:family="paragraph" style:parent-style-name="Standard">
      <style:text-properties fo:color="#007826" fo:font-size="14pt" officeooo:rsid="001bcc73" officeooo:paragraph-rsid="001bcc73" style:font-size-asian="14pt" style:font-size-complex="14pt"/>
    </style:style>
    <style:style style:name="P16" style:family="paragraph" style:parent-style-name="Standard">
      <style:paragraph-properties fo:text-align="start" style:justify-single-word="false"/>
      <style:text-properties fo:color="#007826" fo:font-size="14pt" fo:font-weight="normal" officeooo:rsid="001d4ad7" officeooo:paragraph-rsid="001d4ad7" style:font-size-asian="14pt" style:font-weight-asian="normal" style:font-size-complex="14pt" style:font-weight-complex="normal"/>
    </style:style>
    <style:style style:name="P17" style:family="paragraph" style:parent-style-name="Standard">
      <style:text-properties fo:color="#000000" fo:font-size="14pt" officeooo:rsid="001bcc73" officeooo:paragraph-rsid="001bcc73" fo:background-color="#ffff00" style:font-size-asian="14pt" style:font-size-complex="14pt"/>
    </style:style>
    <style:style style:name="P18" style:family="paragraph" style:parent-style-name="Standard">
      <style:paragraph-properties fo:text-align="start" style:justify-single-word="false"/>
      <style:text-properties fo:color="#006600" fo:font-size="14pt" fo:font-weight="normal" officeooo:rsid="001d4ad7" officeooo:paragraph-rsid="001d4ad7"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color="#006600" fo:font-size="14pt" fo:font-weight="normal" officeooo:rsid="001d77c2" officeooo:paragraph-rsid="001d77c2"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color="#006600" fo:font-size="14pt" fo:font-weight="normal" officeooo:rsid="001d77c2" officeooo:paragraph-rsid="001f7df9" style:font-size-asian="14pt" style:font-weight-asian="normal" style:font-size-complex="14pt" style:font-weight-complex="normal"/>
    </style:style>
    <style:style style:name="P21" style:family="paragraph" style:parent-style-name="Standard">
      <style:text-properties fo:color="#007826" fo:font-size="14pt" officeooo:rsid="001bcc73" officeooo:paragraph-rsid="001bcc73" style:font-size-asian="14pt" style:font-size-complex="14pt"/>
    </style:style>
    <style:style style:name="P22" style:family="paragraph" style:parent-style-name="Standard">
      <style:paragraph-properties fo:text-align="start" style:justify-single-word="false"/>
      <style:text-properties fo:color="#007826" fo:font-size="14pt" fo:font-weight="normal" officeooo:rsid="001d4ad7" officeooo:paragraph-rsid="001d4ad7"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color="#006600" fo:font-size="14pt" fo:font-weight="normal" officeooo:rsid="001d77c2" officeooo:paragraph-rsid="001f7df9"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style:text-underline-style="none" officeooo:rsid="001d4ad7"/>
    </style:style>
    <style:style style:name="T3" style:family="text">
      <style:text-properties fo:color="#007826"/>
    </style:style>
    <style:style style:name="T4" style:family="text">
      <style:text-properties fo:color="#007826" fo:font-size="14pt" style:text-underline-style="none" fo:font-weight="normal" officeooo:rsid="001d4ad7" style:font-size-asian="14pt" style:font-weight-asian="normal" style:font-size-complex="14pt" style:font-weight-complex="normal"/>
    </style:style>
    <style:style style:name="T5" style:family="text">
      <style:text-properties officeooo:rsid="001db616"/>
    </style:style>
    <style:style style:name="T6" style:family="text">
      <style:text-properties fo:color="#006600"/>
    </style:style>
    <style:style style:name="T7" style:family="text">
      <style:text-properties fo:color="#006600" officeooo:rsid="001f7df9"/>
    </style:style>
    <style:style style:name="T8" style:family="text">
      <style:text-properties fo:color="#c5000b"/>
    </style:style>
    <style:style style:name="T9" style:family="text">
      <style:text-properties officeooo:rsid="001f7d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Hadoop: Setting up a Single Node Cluster.</text:p>
      <text:p text:style-name="P5"/>
      <text:p text:style-name="P5"><text:s text:c="3"/><text:span text:style-name="T1"><text:s/>Prerequisites</text:span></text:p>
      <text:p text:style-name="P4"/>
      <text:p text:style-name="P4"><text:s text:c="3"/>1) Installing Oracle Java 8</text:p>
      <text:p text:style-name="P4"/>
      <text:p text:style-name="P5">Apache Hadoop is java framework, we need java installed on our machine to get it run over operating system. Hadoop supports all java version greater than 5 (i.e. Java 1.5). So, Here you can also try Java 6, 7 instead of Java 8.</text:p>
      <text:p text:style-name="P5"/>
      <text:p text:style-name="P5"><text:s text:c="4"/><text:span text:style-name="T3">vignesh@pingax:~$ sudo add-apt-repository ppa:webupd8team/java</text:span></text:p>
      <text:p text:style-name="P15"><text:s text:c="4"/>vignesh@pingax:~$ sudo apt-get update</text:p>
      <text:p text:style-name="P15"><text:s text:c="4"/>vignesh@pingax:~$ sudo apt-get install oracle-java8-installer</text:p>
      <text:p text:style-name="P14"/>
      <text:p text:style-name="P5"><text:s text:c="4"/>It will install java source in your machine at /usr/lib/jvm/java-8-oracle</text:p>
      <text:p text:style-name="P5"/>
      <text:p text:style-name="P5"><text:s text:c="4"/>To verify your java installation, you have to fire the following command like,</text:p>
      <text:p text:style-name="P5"/>
      <text:p text:style-name="P5"><text:s text:c="4"/><text:span text:style-name="T3">vignesh@pingax:~$ java -version</text:span></text:p>
      <text:p text:style-name="P5"/>
      <text:p text:style-name="P4">2) Creating a Hadoop user for accessing HDFS and MapReduce</text:p>
      <text:p text:style-name="P5">To avoid security issues, we recommend to setup new Hadoop user group and user account to deal with all Hadoop related activities.</text:p>
      <text:p text:style-name="P5"/>
      <text:p text:style-name="P5">We will create hadoop as system group and hduser as system user by,</text:p>
      <text:p text:style-name="P5"/>
      <text:p text:style-name="P15">vignesh@pingax:~$ sudo addgroup hadoop </text:p>
      <text:p text:style-name="P15">vignesh@pingax:~$ sudo adduser --ingroup hadoop hduser</text:p>
      <text:p text:style-name="P5"/>
      <text:p text:style-name="P4">3) Installing SSH</text:p>
      <text:p text:style-name="P5">SSH (“Secure SHell”) is a protocol for securely accessing one machine from another. Hadoop uses SSH for accessing another slaves nodes to start and manage all HDFS and MapReduce daemons.</text:p>
      <text:p text:style-name="P5"/>
      <text:p text:style-name="P15">vignesh@pingax:~$ sudo apt-get install openssh-server</text:p>
      <text:p text:style-name="P5"/>
      <text:p text:style-name="P5">Now, we have installed SSH over Ubuntu machine so we will be able to connect with this machine as well as from this machine remotely.</text:p>
      <text:p text:style-name="P5"/>
      <text:p text:style-name="P6"><text:tab/></text:p>
      <text:p text:style-name="P6"/>
      <text:p text:style-name="P6"/>
      <text:p text:style-name="P6"/>
      <text:p text:style-name="P6"/>
      <text:p text:style-name="P6">Configuring SSH</text:p>
      <text:p text:style-name="P5">Once you installed SSH on your machine, you can connect to other machine or allow other <text:tab/>machines to connect with this machine. However we have this <text:tab/>single machine, we can try connecting with this same machine by SSH. To do <text:tab/>this, we need to copy <text:soft-page-break/>generated RSA key (i.e. id_rsa.pub) pairs to authorized_keys folder of SSH installation of this machine by the following command,</text:p>
      <text:p text:style-name="P5"/>
      <text:p text:style-name="P5"># First login with hduser (and from now use only hduser account for further steps)</text:p>
      <text:p text:style-name="P15">vignesh@pingax:~$ sudo su hduser</text:p>
      <text:p text:style-name="P5"/>
      <text:p text:style-name="P5"># Generate ssh key for hduser account</text:p>
      <text:p text:style-name="P15">hduser@pingax:~$ ssh-keygen -t rsa -P ""</text:p>
      <text:p text:style-name="P5"/>
      <text:p text:style-name="P5">## Copy id_rsa.pub to authorized keys from hduser</text:p>
      <text:p text:style-name="P15">hduser@pingax:~$ cat $HOME/.ssh/id_rsa.pub &gt;&gt; $HOME/.ssh/authorized_keys</text:p>
      <text:p text:style-name="P5"/>
      <text:p text:style-name="P5">In case you are configuring SSH for another machine (i.e. from master node to slave node), you have to update the above command by adding the hostname of slave machine. </text:p>
      <text:p text:style-name="P5"/>
      <text:p text:style-name="P4">4)Disabling IPv6</text:p>
      <text:p text:style-name="P5"><text:tab/>Since Hadoop doesn’t work on IPv6, we should disable it. One of another reason is also that it has been developed and tested on Ipv4 stacks. Hadoop nodes will be able to communicate if we are having IPv4 cluster. (Once you have disabled IPV6 on your machine, you need to reboot your machine in order to check its effect. In case if you don’t know how to reboot with command use sudo reboot )</text:p>
      <text:p text:style-name="P5"/>
      <text:p text:style-name="P5">For getting your IPv6 disable in your Linux machine, you need to update <text:span text:style-name="T8">/etc/sysctl.conf</text:span> by adding following line of codes at end of the file,</text:p>
      <text:p text:style-name="P5"/>
      <text:p text:style-name="P17"># disable ipv6</text:p>
      <text:p text:style-name="P17">net.ipv6.conf.all.disable_ipv6 = 1</text:p>
      <text:p text:style-name="P17">net.ipv6.conf.default.disable_ipv6 = 1</text:p>
      <text:p text:style-name="P17">net.ipv6.conf.lo.disable_ipv6 = 1</text:p>
      <text:p text:style-name="P17"/>
      <text:p text:style-name="P5"/>
      <text:p text:style-name="P5">Tip:- You can use nano, gedit, and Vi editor for updating all text files for this configuration purpose. </text:p>
      <text:p text:style-name="P5"/>
      <text:p text:style-name="P5"/>
      <text:p text:style-name="P3"/>
      <text:p text:style-name="P3"/>
      <text:p text:style-name="P3"/>
      <text:p text:style-name="P3"/>
      <text:p text:style-name="P3"/>
      <text:p text:style-name="P3"/>
      <text:p text:style-name="P3"/>
      <text:p text:style-name="P3">Installation Steps</text:p>
      <text:p text:style-name="P3"/>
      <text:p text:style-name="P7">1) Download latest Apache Hadoop source from Apache mirrors</text:p>
      <text:p text:style-name="P8">Url:- <text:a xlink:type="simple" xlink:href="http://apache.mirrors.lucidnetworks.net/hadoop/common/hadoop-" text:style-name="Internet_20_link" text:visited-style-name="Visited_20_Internet_20_Link">http://apache.mirrors.lucidnetworks.net/hadoop/common/hadoop-</text:a><text:span text:style-name="T2">2.7.0/hadoop- 2.7.0.tar.gz</text:span></text:p>
      <text:p text:style-name="P9"/>
      <text:p text:style-name="P1"><text:soft-page-break/><text:span text:style-name="T4">wget </text:span><text:a xlink:type="simple" xlink:href="http://apache.mirrors.lucidnetworks.net/hadoop/common/hadoop-" text:style-name="Internet_20_link" text:visited-style-name="Visited_20_Internet_20_Link">http://apache.mirrors.lucidnetworks.net/hadoop/common/hadoop-</text:a><text:span text:style-name="T4">2.7.0/hadoop- 2.7.0.tar.gz</text:span></text:p>
      <text:p text:style-name="P16"/>
      <text:p text:style-name="P9">## Locate to hadoop installation parent dir</text:p>
      <text:p text:style-name="P16">hduser@pingax:~$ cd /usr/local/ </text:p>
      <text:p text:style-name="P9"/>
      <text:p text:style-name="P9">## Extract Hadoop source</text:p>
      <text:p text:style-name="P16">sudo tar -xzvf hadoop-2.7.0.tar.gz </text:p>
      <text:p text:style-name="P9"/>
      <text:p text:style-name="P9">## Move hadoop-2.7.0 to hadoop folder</text:p>
      <text:p text:style-name="P16">sudo mv hadoop-2.7.0 /usr/local/hadoop </text:p>
      <text:p text:style-name="P9"/>
      <text:p text:style-name="P9">## Assign ownership of this folder to Hadoop user</text:p>
      <text:p text:style-name="P16">sudo chown hduser:hadoop -R /usr/local/hadoop </text:p>
      <text:p text:style-name="P9"/>
      <text:p text:style-name="P9">## Create Hadoop temp directories for Namenode and Datanode</text:p>
      <text:p text:style-name="P16">sudo mkdir -p /usr/local/hadoop_tmp/hdfs/namenode</text:p>
      <text:p text:style-name="P16">sudo mkdir -p /usr/local/hadoop_tmp/hdfs/datanode</text:p>
      <text:p text:style-name="P9"/>
      <text:p text:style-name="P9"><text:tab/></text:p>
      <text:p text:style-name="P9">## Again assign ownership of this Hadoop temp folder to Hadoop user</text:p>
      <text:p text:style-name="P16">sudo chown hduser:hadoop -R /usr/local/hadoop_tmp/</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2) Update Hadoop configuration files</text:p>
      <text:p text:style-name="P9"/>
      <text:p text:style-name="P9">User profile : Update $HOME/.bash<text:span text:style-name="T9">rc</text:span></text:p>
      <text:p text:style-name="P9"/>
      <text:p text:style-name="P9">## User profile : Update <text:span text:style-name="T8">$HOME/.bashrc</text:span></text:p>
      <text:p text:style-name="P16">hduser@pingax:~$ sudo gedit .bashrc</text:p>
      <text:p text:style-name="P9"/>
      <text:p text:style-name="P9">## Update hduser configuration file by appending the </text:p>
      <text:p text:style-name="P9">## following environment variables at the end of this file.</text:p>
      <text:p text:style-name="P9"/>
      <text:p text:style-name="P12"># -- HADOOP ENVIRONMENT VARIABLES START -- #</text:p>
      <text:p text:style-name="P12">export JAVA_HOME=/usr/lib/jvm/java-8-oracle</text:p>
      <text:p text:style-name="P12"><text:soft-page-break/>export HADOOP_HOME=/usr/local/hadoop</text:p>
      <text:p text:style-name="P12">export PATH=$PATH:$HADOOP_HOME/bin</text:p>
      <text:p text:style-name="P12">export PATH=$PATH:$HADOOP_HOME/sbin</text:p>
      <text:p text:style-name="P12">export HADOOP_MAPRED_HOME=$HADOOP_HOME</text:p>
      <text:p text:style-name="P12">export HADOOP_COMMON_HOME=$HADOOP_HOME</text:p>
      <text:p text:style-name="P12">export HADOOP_HDFS_HOME=$HADOOP_HOME</text:p>
      <text:p text:style-name="P12">export YARN_HOME=$HADOOP_HOME</text:p>
      <text:p text:style-name="P12">export HADOOP_COMMON_LIB_NATIVE_DIR=$HADOOP_HOME/lib/native</text:p>
      <text:p text:style-name="P12">export HADOOP_OPTS="-Djava.library.path=$HADOOP_HOME/lib"</text:p>
      <text:p text:style-name="P12"># -- HADOOP ENVIRONMENT VARIABLES END -- #</text:p>
      <text:p text:style-name="P9"/>
      <text:p text:style-name="P9">Configuration file : <text:span text:style-name="T8">hadoop-env.sh</text:span></text:p>
      <text:p text:style-name="P9"/>
      <text:p text:style-name="P9">## To edit file, fire the below given command</text:p>
      <text:p text:style-name="P16">hduser@pingax:/usr/local/hadoop/etc/hadoop$ sudo gedit hadoop-env.sh</text:p>
      <text:p text:style-name="P9"/>
      <text:p text:style-name="P9">## Update JAVA_HOME variable,</text:p>
      <text:p text:style-name="P12">JAVA_HOME=/usr/lib/jvm/java-8-oracle</text:p>
      <text:p text:style-name="P9"/>
      <text:p text:style-name="P9">Configuration file : <text:span text:style-name="T8">core-site.xml</text:span></text:p>
      <text:p text:style-name="P9"/>
      <text:p text:style-name="P9">## To edit file, fire the below given command</text:p>
      <text:p text:style-name="P16">hduser@pingax:/usr/local/hadoop/etc/hadoop$ sudo gedit core-site.xml</text:p>
      <text:p text:style-name="P9"/>
      <text:p text:style-name="P9">## Paste these lines into &lt;configuration&gt; tag</text:p>
      <text:p text:style-name="P12">&lt;property&gt;</text:p>
      <text:p text:style-name="P12">&lt;name&gt;fs.default.name&lt;/name&gt;</text:p>
      <text:p text:style-name="P12">&lt;value&gt;hdfs://localhost:9000&lt;/value&gt;</text:p>
      <text:p text:style-name="P12">&lt;/property&gt;</text:p>
      <text:p text:style-name="P12"/>
      <text:p text:style-name="P9"><text:tab/></text:p>
      <text:p text:style-name="P9"/>
      <text:p text:style-name="P9"/>
      <text:p text:style-name="P9">Configuration file : <text:span text:style-name="T8">hdfs-site.xml</text:span></text:p>
      <text:p text:style-name="P9"/>
      <text:p text:style-name="P9">## To edit file, fire the below given command</text:p>
      <text:p text:style-name="P16">hduser@pingax:/usr/local/hadoop/etc/hadoop$ sudo gedit hdfs-site.xml</text:p>
      <text:p text:style-name="P9"/>
      <text:p text:style-name="P9">## Paste these lines into &lt;configuration&gt; tag</text:p>
      <text:p text:style-name="P12">&lt;property&gt;</text:p>
      <text:p text:style-name="P12"><text:s text:c="6"/>&lt;name&gt;dfs.replication&lt;/name&gt;</text:p>
      <text:p text:style-name="P12"><text:s text:c="5"/>&lt;value&gt;1&lt;/value&gt;</text:p>
      <text:p text:style-name="P12">&lt;/property&gt;</text:p>
      <text:p text:style-name="P12">&lt;property&gt;</text:p>
      <text:p text:style-name="P12"><text:s text:c="6"/>&lt;name&gt;dfs.namenode.name.dir&lt;/name&gt;</text:p>
      <text:p text:style-name="P12"><text:s text:c="6"/>&lt;value&gt;file:/usr/local/hadoop_tmp/hdfs/namenode&lt;/value&gt;</text:p>
      <text:p text:style-name="P12">&lt;/property&gt;</text:p>
      <text:p text:style-name="P12">&lt;property&gt;</text:p>
      <text:p text:style-name="P12"><text:s text:c="6"/>&lt;name&gt;dfs.datanode.data.dir&lt;/name&gt;</text:p>
      <text:p text:style-name="P12"><text:soft-page-break/><text:s text:c="6"/>&lt;value&gt;file:/usr/local/hadoop_tmp/hdfs/datanode&lt;/value&gt;</text:p>
      <text:p text:style-name="P12"><text:s/>&lt;/property&gt;</text:p>
      <text:p text:style-name="P9"/>
      <text:p text:style-name="P9">Configuration file : <text:span text:style-name="T8">yarn-site.xml</text:span></text:p>
      <text:p text:style-name="P9"/>
      <text:p text:style-name="P9">## To edit file, fire the below given command</text:p>
      <text:p text:style-name="P18">hduser@pingax:/usr/local/hadoop/etc/hadoop$ sudo gedit yarn-site.xml</text:p>
      <text:p text:style-name="P9"><text:tab/></text:p>
      <text:p text:style-name="P9">## Paste these lines into &lt;configuration&gt; tag</text:p>
      <text:p text:style-name="P12">&lt;property&gt;</text:p>
      <text:p text:style-name="P12"><text:s text:c="6"/>&lt;name&gt;yarn.nodemanager.aux-services&lt;/name&gt;</text:p>
      <text:p text:style-name="P12"><text:s text:c="6"/>&lt;value&gt;mapreduce_shuffle&lt;/value&gt;</text:p>
      <text:p text:style-name="P12">&lt;/property&gt;</text:p>
      <text:p text:style-name="P12">&lt;property&gt;</text:p>
      <text:p text:style-name="P12"><text:s text:c="6"/>&lt;name&gt;yarn.nodemanager.aux-services.mapreduce.shuffle.class&lt;/name&gt;</text:p>
      <text:p text:style-name="P12"><text:s text:c="6"/>&lt;value&gt;org.apache.hadoop.mapred.ShuffleHandler&lt;/value&gt;</text:p>
      <text:p text:style-name="P12">&lt;/property&g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Configuration file : <text:span text:style-name="T8">mapred-site.xml</text:span></text:p>
      <text:p text:style-name="P9">## Copy template of mapred-site.xml.template file</text:p>
      <text:p text:style-name="P18">cp /usr/local/hadoop/etc/hadoop/mapred-site.xml.template <text:s/>/usr/local/hadoop/etc/hadoop/mapred-site.xml</text:p>
      <text:p text:style-name="P9"><text:tab/></text:p>
      <text:p text:style-name="P9">## To edit file, fire the below given command</text:p>
      <text:p text:style-name="P18">hduser@pingax:/usr/local/hadoop/etc/hadoop$ sudo gedit mapred-site.xml</text:p>
      <text:p text:style-name="P9"><text:tab/></text:p>
      <text:p text:style-name="P9">## Paste these lines into &lt;configuration&gt; tag</text:p>
      <text:p text:style-name="P12">&lt;property&gt;</text:p>
      <text:p text:style-name="P12"><text:s text:c="6"/>&lt;name&gt;mapreduce.framework.name&lt;/name&gt;</text:p>
      <text:p text:style-name="P12"><text:s text:c="6"/>&lt;value&gt;yarn&lt;/value&gt;</text:p>
      <text:p text:style-name="P12">&lt;/property&gt;</text:p>
      <text:p text:style-name="P2"/>
      <text:p text:style-name="P2">Execution</text:p>
      <text:p text:style-name="P2"/>
      <text:p text:style-name="P10">Try the following command<text:span text:style-name="T5">s in /usr/local/hadoop </text:span>: </text:p>
      <text:p text:style-name="P19">$ bin/hadoop</text:p>
      <text:p text:style-name="P19"/>
      <text:p text:style-name="P19">$ mkdir input </text:p>
      <text:p text:style-name="P19"><text:soft-page-break/>$ cp etc/hadoop/*.xml input</text:p>
      <text:p text:style-name="P9"/>
      <text:p text:style-name="P10">1. Format the filesystem: </text:p>
      <text:p text:style-name="P19">$ bin/hdfs namenode -format </text:p>
      <text:p text:style-name="P19"/>
      <text:p text:style-name="P10">2. Start NameNode daemon and DataNode daemon: </text:p>
      <text:p text:style-name="P19">$ sbin/start-dfs.sh </text:p>
      <text:p text:style-name="P20">$ sbin/start-<text:span text:style-name="T9">yarn</text:span>.sh </text:p>
      <text:p text:style-name="P19"/>
      <text:p text:style-name="P10">The hadoop daemon log output is written to the $HADOOP_LOG_DIR directory (defaults to $HADOOP_HOME/logs ). </text:p>
      <text:p text:style-name="P10"/>
      <text:p text:style-name="P10">3. Browse the web interface for the NameNode; by default it is available at: </text:p>
      <text:p text:style-name="P11">NameNode - <text:a xlink:type="simple" xlink:href="http://localhost:50070/" text:style-name="Internet_20_link" text:visited-style-name="Visited_20_Internet_20_Link">http://localhost:50070/</text:a><text:span text:style-name="T9">( also open </text:span><text:a xlink:type="simple" xlink:href="http://localhost:8088/" text:style-name="Internet_20_link" text:visited-style-name="Visited_20_Internet_20_Link"><text:span text:style-name="T9">http://localhost:8088</text:span></text:a><text:span text:style-name="T9"> )</text:span> </text:p>
      <text:p text:style-name="P10"/>
      <text:p text:style-name="P10">4. Make the HDFS directories required to execute MapReduce jobs: </text:p>
      <text:p text:style-name="P19">$ bin/hdfs dfs -mkdir /user </text:p>
      <text:p text:style-name="P19">$ bin/hdfs dfs -mkdir /user/&lt;username&gt; </text:p>
      <text:p text:style-name="P19"/>
      <text:p text:style-name="P10">5. Copy the input files into the distributed filesystem: </text:p>
      <text:p text:style-name="P19">$ bin/hdfs dfs -put etc/hadoop input </text:p>
      <text:p text:style-name="P19"/>
      <text:p text:style-name="P10">6. Run some of the examples provided:</text:p>
      <text:p text:style-name="P19">$ bin/hadoop jar share/hadoop/mapreduce/hadoop-mapreduce-examples-2.7.<text:span text:style-name="T5">0</text:span>.jar grep input output 'dfs[a-z.]+'</text:p>
      <text:p text:style-name="P10"/>
      <text:p text:style-name="P10"/>
      <text:p text:style-name="P10">7.Examine the output files: Copy the output files from the distributed filesystem to the local filesystem and examine them:</text:p>
      <text:p text:style-name="P10"/>
      <text:p text:style-name="P10"><text:s text:c="2"/><text:span text:style-name="T6">$ bin/hdfs dfs -get output output</text:span></text:p>
      <text:p text:style-name="P19"><text:s text:c="2"/>$ cat output/*</text:p>
      <text:p text:style-name="P10"/>
      <text:p text:style-name="P10">or</text:p>
      <text:p text:style-name="P10"/>
      <text:p text:style-name="P10">View the output files on the distributed filesystem:</text:p>
      <text:p text:style-name="P10"/>
      <text:p text:style-name="P19"><text:s text:c="2"/>$ bin/hdfs dfs -cat output/*</text:p>
      <text:p text:style-name="P10"/>
      <text:p text:style-name="P10">8.When you’re done, stop the daemons with:</text:p>
      <text:p text:style-name="P10"/>
      <text:p text:style-name="P10"><text:s text:c="2"/><text:span text:style-name="T6">$ sbin/stop-</text:span><text:span text:style-name="T7">yarn</text:span><text:span text:style-name="T6">.sh</text:span></text:p>
      <text:p text:style-name="P20"><text:s text:c="2"/>$ sbin/stop-dfs.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3T10:17:18.603391161</meta:creation-date>
    <dc:date>2017-08-23T11:29:08.986698004</dc:date>
    <meta:editing-duration>PT9M47S</meta:editing-duration>
    <meta:editing-cycles>1</meta:editing-cycles>
    <meta:generator>LibreOffice/6.0.3.2$Linux_X86_64 LibreOffice_project/00m0$Build-2</meta:generator>
    <meta:document-statistic meta:table-count="0" meta:image-count="0" meta:object-count="0" meta:page-count="6" meta:paragraph-count="157" meta:word-count="983" meta:character-count="7766" meta:non-whitespace-character-count="6788"/>
  </office:meta>
</office:document-meta>
</file>